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f43" officeooo:paragraph-rsid="0014ef43"/>
    </style:style>
    <style:style style:name="P2" style:family="paragraph" style:parent-style-name="Standard">
      <style:text-properties officeooo:rsid="0014ef43" officeooo:paragraph-rsid="0019cf9c"/>
    </style:style>
    <style:style style:name="P3" style:family="paragraph" style:parent-style-name="Standard">
      <style:text-properties officeooo:rsid="0014ef43" officeooo:paragraph-rsid="001d7e4c"/>
    </style:style>
    <style:style style:name="P4" style:family="paragraph" style:parent-style-name="Standard">
      <style:text-properties fo:font-weight="bold" officeooo:rsid="0014ef43" officeooo:paragraph-rsid="0014ef43" style:font-weight-asian="bold" style:font-weight-complex="bold"/>
    </style:style>
    <style:style style:name="P5" style:family="paragraph" style:parent-style-name="Standard">
      <style:text-properties fo:font-weight="bold" officeooo:rsid="00205dfa" officeooo:paragraph-rsid="00205dfa" style:font-weight-asian="bold" style:font-weight-complex="bold"/>
    </style:style>
    <style:style style:name="P6" style:family="paragraph" style:parent-style-name="Standard">
      <style:text-properties officeooo:rsid="0016d599" officeooo:paragraph-rsid="0016d599"/>
    </style:style>
    <style:style style:name="P7" style:family="paragraph" style:parent-style-name="Standard">
      <style:text-properties officeooo:rsid="0014ef43" officeooo:paragraph-rsid="0023e31c"/>
    </style:style>
    <style:style style:name="P8" style:family="paragraph" style:parent-style-name="Standard">
      <style:text-properties officeooo:rsid="0014ef43" officeooo:paragraph-rsid="0014ef43"/>
    </style:style>
    <style:style style:name="P9" style:family="paragraph" style:parent-style-name="Standard">
      <style:text-properties officeooo:rsid="0014ef43" officeooo:paragraph-rsid="0016d599"/>
    </style:style>
    <style:style style:name="P10" style:family="paragraph" style:parent-style-name="Standard">
      <style:text-properties officeooo:rsid="0014ef43" officeooo:paragraph-rsid="0024dcd4"/>
    </style:style>
    <style:style style:name="P11" style:family="paragraph" style:parent-style-name="Standard">
      <style:text-properties officeooo:rsid="0014ef43" officeooo:paragraph-rsid="0019cf9c"/>
    </style:style>
    <style:style style:name="P12" style:family="paragraph" style:parent-style-name="Standard">
      <style:text-properties officeooo:rsid="0014ef43" officeooo:paragraph-rsid="0024ebf1"/>
    </style:style>
    <style:style style:name="P13" style:family="paragraph" style:parent-style-name="Standard">
      <style:text-properties officeooo:rsid="0014ef43" officeooo:paragraph-rsid="0026a40c"/>
    </style:style>
    <style:style style:name="P14" style:family="paragraph" style:parent-style-name="Standard">
      <style:text-properties officeooo:rsid="0014ef43" officeooo:paragraph-rsid="00320c5a"/>
    </style:style>
    <style:style style:name="P15" style:family="paragraph" style:parent-style-name="Standard">
      <style:text-properties officeooo:paragraph-rsid="0014ef43"/>
    </style:style>
    <style:style style:name="P16" style:family="paragraph" style:parent-style-name="Standard">
      <style:text-properties fo:font-weight="normal" officeooo:rsid="0014ef43" officeooo:paragraph-rsid="0023e31c" style:font-weight-asian="normal" style:font-weight-complex="normal"/>
    </style:style>
    <style:style style:name="P17" style:family="paragraph" style:parent-style-name="Standard">
      <style:text-properties fo:font-weight="normal" officeooo:rsid="0014ef43" officeooo:paragraph-rsid="0024dcd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d599" style:font-weight-asian="bold" style:font-weight-complex="bold"/>
    </style:style>
    <style:style style:name="T3" style:family="text">
      <style:text-properties fo:font-weight="bold" officeooo:rsid="00188d04" style:font-weight-asian="bold" style:font-weight-complex="bold"/>
    </style:style>
    <style:style style:name="T4" style:family="text">
      <style:text-properties fo:font-weight="bold" officeooo:rsid="0019cf9c" style:font-weight-asian="bold" style:font-weight-complex="bold"/>
    </style:style>
    <style:style style:name="T5" style:family="text">
      <style:text-properties fo:font-weight="bold" officeooo:rsid="0023e31c" style:font-weight-asian="bold" style:font-weight-complex="bold"/>
    </style:style>
    <style:style style:name="T6" style:family="text">
      <style:text-properties fo:font-weight="bold" officeooo:rsid="002ae8ab" style:font-weight-asian="bold" style:font-weight-complex="bold"/>
    </style:style>
    <style:style style:name="T7" style:family="text">
      <style:text-properties officeooo:rsid="0016d599"/>
    </style:style>
    <style:style style:name="T8" style:family="text">
      <style:text-properties officeooo:rsid="00188d04"/>
    </style:style>
    <style:style style:name="T9" style:family="text">
      <style:text-properties officeooo:rsid="0019cf9c"/>
    </style:style>
    <style:style style:name="T10" style:family="text">
      <style:text-properties officeooo:rsid="001a9308"/>
    </style:style>
    <style:style style:name="T11" style:family="text">
      <style:text-properties officeooo:rsid="001d7e4c"/>
    </style:style>
    <style:style style:name="T12" style:family="text">
      <style:text-properties officeooo:rsid="001eb689"/>
    </style:style>
    <style:style style:name="T13" style:family="text">
      <style:text-properties officeooo:rsid="00205dfa"/>
    </style:style>
    <style:style style:name="T14" style:family="text">
      <style:text-properties officeooo:rsid="00210659"/>
    </style:style>
    <style:style style:name="T15" style:family="text">
      <style:text-properties officeooo:rsid="0023e31c"/>
    </style:style>
    <style:style style:name="T16" style:family="text">
      <style:text-properties officeooo:rsid="0014ef43"/>
    </style:style>
    <style:style style:name="T17" style:family="text">
      <style:text-properties officeooo:rsid="0024dcd4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4dcd4" style:font-weight-asian="normal" style:font-weight-complex="normal"/>
    </style:style>
    <style:style style:name="T20" style:family="text">
      <style:text-properties officeooo:rsid="0024ebf1"/>
    </style:style>
    <style:style style:name="T21" style:family="text">
      <style:text-properties officeooo:rsid="0026a40c"/>
    </style:style>
    <style:style style:name="T22" style:family="text">
      <style:text-properties officeooo:rsid="002862f8"/>
    </style:style>
    <style:style style:name="T23" style:family="text">
      <style:text-properties officeooo:rsid="002a4eea"/>
    </style:style>
    <style:style style:name="T24" style:family="text">
      <style:text-properties officeooo:rsid="002ae8ab"/>
    </style:style>
    <style:style style:name="T25" style:family="text">
      <style:text-properties officeooo:rsid="002d854f"/>
    </style:style>
    <style:style style:name="T26" style:family="text">
      <style:text-properties officeooo:rsid="00307096"/>
    </style:style>
    <style:style style:name="T27" style:family="text">
      <style:text-properties officeooo:rsid="00320c5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"><text:span text:style-name="T1">FONCTION</text:span> pgm_lire(nom_fichier : <text:span text:style-name="T6">entrée </text:span>,<text:span text:style-name="T24"> </text:span>matrice : <text:span text:style-name="T6">sortie</text:span>, lignes : <text:span text:style-name="T6">sortie</text:span>, colonnes : <text:span text:style-name="T6">sortie</text:span>, max_val : <text:span text:style-name="T6">sortie</text:span>, metadonnees : <text:span text:style-name="T6">sortie</text:span>) : code_retour</text:p>
      <text:p text:style-name="P3"><text:tab/>// <text:span text:style-name="T11">nom_fichier (chaine de caractères)</text:span></text:p>
      <text:p text:style-name="P1"><text:tab/>// <text:span text:style-name="T11">matrice (tableau 2D d’entiers)</text:span></text:p>
      <text:p text:style-name="P1"><text:tab/>// <text:span text:style-name="T11">lignes (entier) : </text:span><text:span text:style-name="T23">nombre de </text:span></text:p>
      <text:p text:style-name="P1"><text:tab/>// <text:span text:style-name="T11">colonnes (entier) : </text:span><text:span text:style-name="T23">nombre de colonnes de pixels dans l’image</text:span></text:p>
      <text:p text:style-name="P1"><text:tab/>// <text:span text:style-name="T11">max_val (entier) : </text:span><text:span text:style-name="T23">valeur maximal de nuace de gris</text:span></text:p>
      <text:p text:style-name="P1"><text:tab/>// <text:span text:style-name="T11">metadonnees (structure MetaData) : </text:span><text:span text:style-name="T23">structure qui contient les métadonnées en commentaires</text:span></text:p>
      <text:p text:style-name="P4">D<text:span text:style-name="T12">É</text:span>BUT</text:p>
      <text:p text:style-name="P14"><text:tab/>// <text:span text:style-name="T27">i (entier)</text:span></text:p>
      <text:p text:style-name="P14"><text:tab/>// <text:span text:style-name="T11">j (entier)</text:span></text:p>
      <text:p text:style-name="P1"><text:tab/>// <text:span text:style-name="T15">premier (caratère) : </text:span><text:span text:style-name="T24">premier caractère du fichier</text:span></text:p>
      <text:p text:style-name="P1"><text:tab/>// <text:span text:style-name="T11">format (chaine de caractères) : </text:span><text:span text:style-name="T23">format de l’image</text:span></text:p>
      <text:p text:style-name="P1"><text:tab/>// <text:span text:style-name="T22">pgm (fichier) : </text:span><text:span text:style-name="T23">accesseur </text:span><text:span text:style-name="T24">de fichier</text:span></text:p>
      <text:p text:style-name="P1"><text:tab/></text:p>
      <text:p text:style-name="P1"><text:tab/>pgm := NU<text:span text:style-name="T25">L</text:span></text:p>
      <text:p text:style-name="P1"><text:tab/>pgm := Ouvrir fichier ‘nom_fichier’ en mode lecture</text:p>
      <text:p text:style-name="P1"><text:tab/></text:p>
      <text:p text:style-name="P1"><text:tab/><text:span text:style-name="T1">SI</text:span> pgm = NUL&lt; <text:span text:style-name="T1">ALORS</text:span></text:p>
      <text:p text:style-name="P10"><text:span text:style-name="T1"><text:tab/><text:tab/></text:span><text:span text:style-name="T19">code_retour := </text:span><text:span text:style-name="T18">ERREUR_FICHIER</text:span></text:p>
      <text:p text:style-name="P1"><text:tab/><text:tab/><text:span text:style-name="T7">R</text:span>etourne<text:span text:style-name="T13">r</text:span> <text:span text:style-name="T17">code_retour</text:span></text:p>
      <text:p text:style-name="P1"/>
      <text:p text:style-name="P7"><text:span text:style-name="T7"><text:tab/></text:span><text:span text:style-name="T15">Lire le premier caractère et le placer dans ‘premier’</text:span></text:p>
      <text:p text:style-name="P7"><text:tab/><text:span text:style-name="T5">SI</text:span><text:span text:style-name="T15"> premier = ‘#’ </text:span><text:span text:style-name="T5">ALORS</text:span></text:p>
      <text:p text:style-name="P13"><text:span text:style-name="T7"><text:tab/><text:tab/>Lire les m</text:span><text:span text:style-name="T24">é</text:span><text:span text:style-name="T7">tadonnees d</text:span><text:span text:style-name="T8">e pgm</text:span><text:span text:style-name="T7"> et les </text:span><text:span text:style-name="T15">placer</text:span><text:span text:style-name="T7"> dans metadonnees.</text:span><text:span text:style-name="T23">auteur</text:span><text:span text:style-name="T21">, </text:span></text:p>
      <text:p text:style-name="P13"><text:span text:style-name="T21"><text:tab/><text:tab/>metadonnees.</text:span><text:span text:style-name="T23">date</text:span><text:span text:style-name="T21"> et metadonnees.</text:span><text:span text:style-name="T23">lieu</text:span></text:p>
      <text:p text:style-name="P6"><text:tab/> </text:p>
      <text:p text:style-name="P1"><text:tab/><text:tab/><text:span text:style-name="T7">Lire le </text:span><text:span text:style-name="T8">format de fichier de pgm</text:span><text:span text:style-name="T7"> et le </text:span><text:span text:style-name="T15">placer</text:span><text:span text:style-name="T7"> dans ‘format’</text:span></text:p>
      <text:p text:style-name="P1"><text:tab/><text:tab/><text:span text:style-name="T2">SI</text:span><text:span text:style-name="T7"> format != “P2” </text:span><text:span text:style-name="T2">ALORS</text:span></text:p>
      <text:p text:style-name="P1"><text:tab/><text:tab/><text:tab/><text:span text:style-name="T17">code_retour</text:span><text:span text:style-name="T7"> ERREUR_FORMAT</text:span></text:p>
      <text:p text:style-name="P10"><text:tab/><text:tab/><text:tab/><text:span text:style-name="T7">R</text:span>etourne<text:span text:style-name="T13">r</text:span> <text:span text:style-name="T17">code_retour</text:span></text:p>
      <text:p text:style-name="P1"/>
      <text:p text:style-name="P1"><text:tab/><text:span text:style-name="T5">SINON</text:span><text:span text:style-name="T15"> </text:span><text:span text:style-name="T5">SI</text:span><text:span text:style-name="T15"> premier = ‘P’ </text:span><text:span text:style-name="T5">ALORS</text:span></text:p>
      <text:p text:style-name="P7"><text:tab/><text:tab/><text:span text:style-name="T7">Lire le </text:span><text:span text:style-name="T8">format de fichier de pgm</text:span><text:span text:style-name="T7"> et le </text:span><text:span text:style-name="T15">placer</text:span><text:span text:style-name="T7"> dans ‘format’</text:span></text:p>
      <text:p text:style-name="P7"><text:tab/><text:tab/><text:span text:style-name="T2">SI</text:span><text:span text:style-name="T7"> format != “P2” </text:span><text:span text:style-name="T2">ALORS</text:span></text:p>
      <text:p text:style-name="P16"><text:span text:style-name="T7"><text:tab/><text:tab/><text:tab/></text:span><text:span text:style-name="T17">code_retour := </text:span><text:span text:style-name="T7">ERREUR_FORMAT</text:span></text:p>
      <text:p text:style-name="P17"><text:tab/><text:tab/><text:tab/><text:span text:style-name="T7">R</text:span>etourne<text:span text:style-name="T13">r</text:span> <text:span text:style-name="T17">code_retour</text:span></text:p>
      <text:p text:style-name="P1"><text:tab/></text:p>
      <text:p text:style-name="P1"><text:tab/><text:span text:style-name="T8">Lire les dimensions de l’image </text:span><text:span text:style-name="T15">dans pgm </text:span><text:span text:style-name="T8">et les </text:span><text:span text:style-name="T15">placer</text:span><text:span text:style-name="T8"> dans ‘lignes’ et ‘colonnes’</text:span></text:p>
      <text:p text:style-name="P1"><text:tab/><text:span text:style-name="T3">SI</text:span><text:span text:style-name="T8"> 0 &gt; colonnes &gt; MAX_LARGEUR </text:span><text:span text:style-name="T3">OU</text:span><text:span text:style-name="T8"> 0 &gt; lignes &gt; MAX_HAUTEUR </text:span><text:span text:style-name="T3">ALORS</text:span></text:p>
      <text:p text:style-name="P1"><text:tab/><text:tab/><text:span text:style-name="T17">code_retour := </text:span><text:span text:style-name="T8">ERREUR_TAILLE</text:span></text:p>
      <text:p text:style-name="P10"><text:tab/><text:tab/><text:span text:style-name="T7">R</text:span>etourne<text:span text:style-name="T13">r</text:span> <text:span text:style-name="T17">code_retour</text:span></text:p>
      <text:p text:style-name="P10"/>
      <text:p text:style-name="P1"><text:tab/><text:span text:style-name="T8">Lire la valeur maximal de nuance de gris et l</text:span><text:span text:style-name="T15">a</text:span><text:span text:style-name="T8"> </text:span><text:span text:style-name="T15">placer</text:span><text:span text:style-name="T8"> dans ‘max_val’</text:span></text:p>
      <text:p text:style-name="P1"><text:tab/><text:span text:style-name="T3">SI</text:span><text:span text:style-name="T8"> max_val &gt; </text:span><text:span text:style-name="T9">MAX_VALEUR </text:span><text:span text:style-name="T4">ALORS</text:span></text:p>
      <text:p text:style-name="P1"><text:tab/><text:tab/><text:span text:style-name="T17">code_retour := </text:span><text:span text:style-name="T9">ERREUR_FORMAT</text:span></text:p>
      <text:p text:style-name="P10"><text:tab/><text:tab/><text:span text:style-name="T7">R</text:span>etourne<text:span text:style-name="T13">r</text:span> <text:span text:style-name="T17">code_retour</text:span></text:p>
      <text:p text:style-name="P1"><text:tab/></text:p>
      <text:p text:style-name="P1"><text:soft-page-break/><text:tab/><text:span text:style-name="T4">POUR</text:span><text:span text:style-name="T9"> i := 0 </text:span><text:span text:style-name="T4">À</text:span><text:span text:style-name="T9"> lignes</text:span><text:span text:style-name="T26">+1</text:span></text:p>
      <text:p text:style-name="P1"><text:tab/><text:tab/><text:span text:style-name="T4">POUR</text:span><text:span text:style-name="T9"> j := 0 </text:span><text:span text:style-name="T4">À</text:span><text:span text:style-name="T9"> colonnes</text:span><text:span text:style-name="T26">+1</text:span></text:p>
      <text:p text:style-name="P2"><text:tab/><text:tab/><text:tab/><text:span text:style-name="T9">Lire une valeur de la matrice d</text:span><text:span text:style-name="T14">ans</text:span><text:span text:style-name="T9"> pgm et la </text:span><text:span text:style-name="T15">placer</text:span><text:span text:style-name="T9"> dans matrice[i][j]</text:span></text:p>
      <text:p text:style-name="P2"><text:tab/><text:tab/><text:tab/><text:span text:style-name="T10">resultat_donnees := resultat_donnees + 1</text:span></text:p>
      <text:p text:style-name="P2"><text:tab/><text:span text:style-name="T4">SI</text:span><text:span text:style-name="T9"> resultat_donnees != (colonnes * lignes) </text:span><text:span text:style-name="T4">ALORS</text:span></text:p>
      <text:p text:style-name="P2"><text:tab/><text:tab/><text:span text:style-name="T20">code := </text:span><text:span text:style-name="T9">ERREUR_FICHIER</text:span></text:p>
      <text:p text:style-name="P12"><text:tab/><text:tab/><text:span text:style-name="T7">R</text:span>etourne<text:span text:style-name="T13">r</text:span> <text:span text:style-name="T17">code_retour</text:span></text:p>
      <text:p text:style-name="P2"><text:tab/></text:p>
      <text:p text:style-name="P2"><text:tab/><text:span text:style-name="T9">Fermer pgm</text:span></text:p>
      <text:p text:style-name="P2"><text:tab/><text:span text:style-name="T20">code_retour := </text:span><text:span text:style-name="T9">OK</text:span></text:p>
      <text:p text:style-name="P12"><text:tab/><text:span text:style-name="T7">R</text:span>etourne<text:span text:style-name="T13">r</text:span> <text:span text:style-name="T17">code_retour</text:span></text:p>
      <text:p text:style-name="P5">FIN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2:23:40.473366962</meta:creation-date>
    <dc:date>2024-11-07T15:38:09.962514895</dc:date>
    <meta:editing-duration>PT2H55M41S</meta:editing-duration>
    <meta:editing-cycles>18</meta:editing-cycles>
    <meta:generator>LibreOffice/24.2.6.2$Linux_X86_64 LibreOffice_project/420$Build-2</meta:generator>
    <meta:document-statistic meta:table-count="0" meta:image-count="0" meta:object-count="0" meta:page-count="2" meta:paragraph-count="56" meta:word-count="304" meta:character-count="1945" meta:non-whitespace-character-count="1608"/>
  </office:meta>
</office:document-meta>
</file>